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officeooo:paragraph-rsid="000442af"/>
    </style:style>
    <style:style style:name="P3" style:family="paragraph" style:parent-style-name="Standard">
      <style:paragraph-properties fo:text-align="justify" style:justify-single-word="false"/>
      <style:text-properties style:font-name="Liberation Sans" officeooo:rsid="0005027f" officeooo:paragraph-rsid="00067cda"/>
    </style:style>
    <style:style style:name="P4" style:family="paragraph" style:parent-style-name="Standard">
      <style:paragraph-properties fo:text-align="justify" style:justify-single-word="false"/>
      <style:text-properties style:font-name="Liberation Sans" officeooo:rsid="000442af"/>
    </style:style>
    <style:style style:name="P5" style:family="paragraph" style:parent-style-name="Standard">
      <style:paragraph-properties fo:text-align="justify" style:justify-single-word="false"/>
      <style:text-properties style:font-name="Liberation Sans" officeooo:rsid="000442af" officeooo:paragraph-rsid="000442af"/>
    </style:style>
    <style:style style:name="P6" style:family="paragraph" style:parent-style-name="Standard">
      <style:paragraph-properties fo:text-align="justify" style:justify-single-word="false"/>
      <style:text-properties style:font-name="Liberation Sans" officeooo:rsid="000c0e53" officeooo:paragraph-rsid="000c0e53"/>
    </style:style>
    <style:style style:name="P7" style:family="paragraph" style:parent-style-name="Standard">
      <style:paragraph-properties fo:text-align="justify" style:justify-single-word="false"/>
      <style:text-properties style:font-name="Liberation Sans" officeooo:rsid="000f6b6e" officeooo:paragraph-rsid="000f6b6e"/>
    </style:style>
    <style:style style:name="P8" style:family="paragraph" style:parent-style-name="Standard">
      <style:text-properties style:font-name="Liberation Sans" officeooo:rsid="000f6b6e" officeooo:paragraph-rsid="000f6b6e"/>
    </style:style>
    <style:style style:name="P9" style:family="paragraph" style:parent-style-name="Standard">
      <style:text-properties style:font-name="Liberation Sans" officeooo:rsid="000f6b6e" officeooo:paragraph-rsid="001a453a"/>
    </style:style>
    <style:style style:name="P10" style:family="paragraph" style:parent-style-name="Standard">
      <style:text-properties style:font-name="Liberation Sans" fo:font-size="16pt" fo:font-weight="bold" officeooo:rsid="00146529" officeooo:paragraph-rsid="000442af" style:font-size-asian="16pt" style:font-weight-asian="bold" style:font-size-complex="16pt" style:font-weight-complex="bold"/>
    </style:style>
    <style:style style:name="P11" style:family="paragraph" style:parent-style-name="Standard">
      <style:text-properties style:font-name="Liberation Sans" style:text-underline-style="none" officeooo:paragraph-rsid="000442af"/>
    </style:style>
    <style:style style:name="P12" style:family="paragraph" style:parent-style-name="Standard">
      <style:text-properties style:font-name="Liberation Sans" fo:language="en" fo:country="US" officeooo:rsid="00180431" officeooo:paragraph-rsid="0017beb4"/>
    </style:style>
    <style:style style:name="P13" style:family="paragraph" style:parent-style-name="Standard">
      <style:text-properties style:font-name="Liberation Sans" fo:language="en" fo:country="US" officeooo:rsid="001edf7b" officeooo:paragraph-rsid="001edf7b"/>
    </style:style>
    <style:style style:name="P14" style:family="paragraph" style:parent-style-name="Standard">
      <style:text-properties style:font-name="Liberation Sans" fo:language="en" fo:country="US" officeooo:rsid="0022fbce" officeooo:paragraph-rsid="0022fbce"/>
    </style:style>
    <style:style style:name="P15" style:family="paragraph" style:parent-style-name="Standard">
      <style:text-properties style:font-name="Liberation Sans" fo:language="en" fo:country="US" officeooo:rsid="0023327b" officeooo:paragraph-rsid="001edf7b"/>
    </style:style>
    <style:style style:name="P16" style:family="paragraph" style:parent-style-name="Standard">
      <style:text-properties style:font-name="Liberation Sans" fo:language="en" fo:country="US" officeooo:rsid="0023327b" officeooo:paragraph-rsid="0023327b"/>
    </style:style>
    <style:style style:name="P17" style:family="paragraph" style:parent-style-name="Standard">
      <style:text-properties style:font-name="Liberation Sans" fo:language="en" fo:country="US" officeooo:rsid="00316bc2" officeooo:paragraph-rsid="00316bc2"/>
    </style:style>
    <style:style style:name="P18"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9" style:family="paragraph" style:parent-style-name="Standard">
      <style:text-properties style:font-name="Liberation Sans" officeooo:rsid="0012a4bd" officeooo:paragraph-rsid="0017beb4"/>
    </style:style>
    <style:style style:name="P20" style:family="paragraph" style:parent-style-name="Standard">
      <style:paragraph-properties fo:text-align="justify" style:justify-single-word="false"/>
      <style:text-properties style:font-name="Liberation Sans" officeooo:rsid="0018db99" officeooo:paragraph-rsid="0018db99"/>
    </style:style>
    <style:style style:name="P21" style:family="paragraph" style:parent-style-name="Standard">
      <style:text-properties style:font-name="Liberation Sans" officeooo:rsid="0018db99" officeooo:paragraph-rsid="0018db99"/>
    </style:style>
    <style:style style:name="P22" style:family="paragraph" style:parent-style-name="Standard">
      <style:paragraph-properties fo:text-align="justify" style:justify-single-word="false"/>
      <style:text-properties style:font-name="Liberation Sans" officeooo:paragraph-rsid="000442af"/>
    </style:style>
    <style:style style:name="P23" style:family="paragraph" style:parent-style-name="Standard">
      <style:paragraph-properties fo:text-align="justify" style:justify-single-word="false"/>
      <style:text-properties style:font-name="Liberation Sans" officeooo:paragraph-rsid="003f0a66"/>
    </style:style>
    <style:style style:name="P24" style:family="paragraph" style:parent-style-name="Standard">
      <style:text-properties style:font-name="Liberation Sans" officeooo:paragraph-rsid="003f0a66"/>
    </style:style>
    <style:style style:name="P25" style:family="paragraph" style:parent-style-name="Standard">
      <style:text-properties style:font-name="Liberation Sans" officeooo:rsid="0049c316" officeooo:paragraph-rsid="0049c316"/>
    </style:style>
    <style:style style:name="P26" style:family="paragraph" style:parent-style-name="Standard">
      <style:text-properties style:font-name="Liberation Sans" officeooo:rsid="0049c316" officeooo:paragraph-rsid="004a9b6d"/>
    </style:style>
    <style:style style:name="P27" style:family="paragraph" style:parent-style-name="Standard">
      <style:text-properties style:font-name="Liberation Sans" officeooo:rsid="004a9b6d" officeooo:paragraph-rsid="004a9b6d"/>
    </style:style>
    <style:style style:name="P28" style:family="paragraph" style:parent-style-name="Standard">
      <style:paragraph-properties fo:text-align="justify" style:justify-single-word="false"/>
      <style:text-properties officeooo:paragraph-rsid="000db620"/>
    </style:style>
    <style:style style:name="P29" style:family="paragraph" style:parent-style-name="Standard">
      <style:text-properties officeooo:paragraph-rsid="000442af"/>
    </style:style>
    <style:style style:name="P30" style:family="paragraph" style:parent-style-name="Standard">
      <style:text-properties officeooo:paragraph-rsid="003a1258"/>
    </style:style>
    <style:style style:name="P31" style:family="paragraph" style:parent-style-name="Standard">
      <style:paragraph-properties fo:text-align="justify" style:justify-single-word="false"/>
      <style:text-properties fo:color="#ff4000" officeooo:paragraph-rsid="0023327b"/>
    </style:style>
    <style:style style:name="P32" style:family="paragraph" style:parent-style-name="Standard">
      <style:text-properties officeooo:paragraph-rsid="003f0a66"/>
    </style:style>
    <style:style style:name="P33" style:family="paragraph" style:parent-style-name="Standard">
      <style:paragraph-properties fo:margin-left="1.251cm" fo:margin-right="0cm" fo:text-align="justify" style:justify-single-word="false" fo:text-indent="0cm" style:auto-text-indent="false"/>
    </style:style>
    <style:style style:name="P34" style:family="paragraph" style:parent-style-name="Standard">
      <style:paragraph-properties fo:text-align="justify" style:justify-single-word="false" fo:break-before="page"/>
      <style:text-properties style:font-name="Liberation Sans" fo:font-size="16pt" fo:font-weight="bold" officeooo:rsid="00146529" officeooo:paragraph-rsid="00146529" style:font-size-asian="16pt" style:font-weight-asian="bold" style:font-size-complex="16pt" style:font-weight-complex="bold"/>
    </style:style>
    <style:style style:name="P35" style:family="paragraph" style:parent-style-name="Text_20_body">
      <style:text-properties officeooo:paragraph-rsid="00466259"/>
    </style:style>
    <style:style style:name="P36" style:family="paragraph" style:parent-style-name="Text_20_body">
      <style:text-properties fo:font-size="12pt" officeooo:paragraph-rsid="00466259" style:font-size-asian="12pt" style:font-size-complex="12pt"/>
    </style:style>
    <style:style style:name="P37" style:family="paragraph" style:parent-style-name="Heading_20_2">
      <style:text-properties style:font-name="Liberation Sans" style:text-underline-style="none" officeooo:rsid="00466259" officeooo:paragraph-rsid="00466259"/>
    </style:style>
    <style:style style:name="P38" style:family="paragraph" style:parent-style-name="Heading_20_2">
      <style:text-properties officeooo:rsid="004b24aa" officeooo:paragraph-rsid="004b24aa"/>
    </style:style>
    <style:style style:name="P39" style:family="paragraph" style:parent-style-name="Heading_20_2">
      <style:paragraph-properties fo:break-before="page"/>
      <style:text-properties style:font-name="Liberation Sans" style:text-underline-style="none" officeooo:rsid="00466259" officeooo:paragraph-rsid="00466259"/>
    </style:style>
    <style:style style:name="P40"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466259" style:text-blinking="false" style:font-size-asian="12pt" style:font-size-complex="12pt"/>
    </style:style>
    <style:style style:name="P41"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42" style:family="paragraph" style:parent-style-name="Text_20_body">
      <style:text-properties style:text-outline="false" style:text-line-through-style="none" style:text-line-through-type="none" style:font-name="Lohit Devanagari1" fo:font-size="10pt" fo:font-style="normal" fo:text-shadow="none" style:text-underline-style="none" fo:font-weight="normal" officeooo:paragraph-rsid="00466259" style:font-size-asian="10pt" style:font-style-asian="normal" style:font-weight-asian="normal" style:text-emphasize="none"/>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officeooo:rsid="00067cda"/>
    </style:style>
    <style:style style:name="T5" style:family="text">
      <style:text-properties style:font-name="Liberation Sans" officeooo:rsid="0007c970"/>
    </style:style>
    <style:style style:name="T6" style:family="text">
      <style:text-properties style:font-name="Liberation Sans" officeooo:rsid="00082efd"/>
    </style:style>
    <style:style style:name="T7" style:family="text">
      <style:text-properties style:font-name="Liberation Sans" officeooo:rsid="00085c22"/>
    </style:style>
    <style:style style:name="T8" style:family="text">
      <style:text-properties style:font-name="Liberation Sans" officeooo:rsid="000db620"/>
    </style:style>
    <style:style style:name="T9" style:family="text">
      <style:text-properties style:font-name="Liberation Sans" officeooo:rsid="000f6b6e"/>
    </style:style>
    <style:style style:name="T10" style:family="text">
      <style:text-properties style:font-name="Liberation Sans" officeooo:rsid="0010da65"/>
    </style:style>
    <style:style style:name="T11" style:family="text">
      <style:text-properties style:font-name="Liberation Sans" officeooo:rsid="0012a4bd"/>
    </style:style>
    <style:style style:name="T12" style:family="text">
      <style:text-properties style:font-name="Liberation Sans" style:text-underline-style="none"/>
    </style:style>
    <style:style style:name="T13" style:family="text">
      <style:text-properties style:font-name="Liberation Sans" style:text-underline-style="none" officeooo:rsid="00155106"/>
    </style:style>
    <style:style style:name="T14" style:family="text">
      <style:text-properties style:font-name="Liberation Sans" style:text-underline-style="none" fo:font-weight="bold" officeooo:rsid="00466259" style:font-weight-asian="bold" style:font-weight-complex="bold"/>
    </style:style>
    <style:style style:name="T15" style:family="text">
      <style:text-properties style:font-name="Liberation Sans" style:text-underline-style="none" officeooo:rsid="00466259"/>
    </style:style>
    <style:style style:name="T16" style:family="text">
      <style:text-properties style:font-name="Liberation Sans" style:text-underline-style="none" officeooo:rsid="0048597e"/>
    </style:style>
    <style:style style:name="T17" style:family="text">
      <style:text-properties style:font-name="Liberation Sans" officeooo:rsid="00155106"/>
    </style:style>
    <style:style style:name="T18" style:family="text">
      <style:text-properties style:font-name="Liberation Sans" officeooo:rsid="00163be9"/>
    </style:style>
    <style:style style:name="T19" style:family="text">
      <style:text-properties style:font-name="Liberation Sans" officeooo:rsid="0023327b"/>
    </style:style>
    <style:style style:name="T20" style:family="text">
      <style:text-properties style:font-name="Liberation Sans" style:text-underline-style="solid" style:text-underline-width="auto" style:text-underline-color="font-color" officeooo:rsid="0023327b"/>
    </style:style>
    <style:style style:name="T21" style:family="text">
      <style:text-properties style:font-name="Liberation Sans" fo:language="en" fo:country="US" officeooo:rsid="001edf7b"/>
    </style:style>
    <style:style style:name="T22" style:family="text">
      <style:text-properties style:font-name="Liberation Sans" fo:language="en" fo:country="US" officeooo:rsid="003a1258"/>
    </style:style>
    <style:style style:name="T23" style:family="text">
      <style:text-properties style:font-name="Liberation Sans" fo:language="en" fo:country="US" officeooo:rsid="003b0c9f"/>
    </style:style>
    <style:style style:name="T24" style:family="text">
      <style:text-properties style:font-name="Liberation Sans" officeooo:rsid="003a1258"/>
    </style:style>
    <style:style style:name="T25" style:family="text">
      <style:text-properties style:font-name="Liberation Sans" fo:font-size="12pt" style:text-underline-style="none" officeooo:rsid="00466259" style:font-size-asian="12pt" style:font-size-complex="12pt"/>
    </style:style>
    <style:style style:name="T26" style:family="text">
      <style:text-properties officeooo:rsid="000db620"/>
    </style:style>
    <style:style style:name="T27" style:family="text">
      <style:text-properties fo:language="en" fo:country="US"/>
    </style:style>
    <style:style style:name="T28" style:family="text">
      <style:text-properties fo:language="en" fo:country="US" officeooo:rsid="00180431"/>
    </style:style>
    <style:style style:name="T29" style:family="text">
      <style:text-properties officeooo:rsid="003b0c9f"/>
    </style:style>
    <style:style style:name="T30" style:family="text">
      <style:text-properties fo:font-size="16pt" fo:font-weight="bold" officeooo:rsid="00146529" style:font-size-asian="16pt" style:font-weight-asian="bold" style:font-size-complex="16pt" style:font-weight-complex="bold"/>
    </style:style>
    <style:style style:name="T31" style:family="text">
      <style:text-properties fo:font-size="16pt" fo:font-weight="bold" officeooo:rsid="0043b15f" style:font-size-asian="16pt" style:font-weight-asian="bold" style:font-size-complex="16pt" style:font-weight-complex="bold"/>
    </style:style>
    <style:style style:name="T32" style:family="text">
      <style:text-properties officeooo:rsid="0043b15f"/>
    </style:style>
    <style:style style:name="T33" style:family="text">
      <style:text-properties style:font-name="Liberation Mono" officeooo:rsid="0041ad05" style:font-name-asian="Noto Sans Mono CJK SC" style:font-name-complex="Liberation Mono"/>
    </style:style>
    <style:style style:name="T34" style:family="text">
      <style:text-properties officeooo:rsid="0042b3dd"/>
    </style:style>
    <style:style style:name="T35" style:family="text">
      <style:text-properties officeooo:rsid="004a9b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Vpython journal:</text:h>
      <text:p text:style-name="P4"/>
      <text:p text:style-name="P20">1.</text:p>
      <text:p text:style-name="P4">Stack traces are different between Tao’s and Rodo’s (2 different machines) when running the same code.</text:p>
      <text:p text:style-name="P5">To-do:</text:p>
      <text:p text:style-name="P33"><text:span text:style-name="T2">- </text:span><text:span text:style-name="T3">Rerun</text:span><text:span text:style-name="T2"> the code to confirm, </text:span><text:span text:style-name="T6">using one version of vPython on Github</text:span></text:p>
      <text:p text:style-name="P33"><text:span text:style-name="T2">- </text:span><text:span text:style-name="T3">Compare</text:span><text:span text:style-name="T2"> and </text:span><text:span text:style-name="T3">Analyze</text:span><text:span text:style-name="T2"> function calls of each stack traces</text:span></text:p>
      <text:p text:style-name="P22"/>
      <text:p text:style-name="P20">2.</text:p>
      <text:p text:style-name="P31"><text:span text:style-name="T4">Change in the </text:span><text:span text:style-name="T19">executed </text:span><text:span text:style-name="T4">directory’s content </text:span><text:span text:style-name="T20">or</text:span><text:span text:style-name="T19"> </text:span><text:span text:style-name="T5">executed file location </text:span><text:span text:style-name="T20">or</text:span><text:span text:style-name="T19"> both</text:span><text:span text:style-name="T4"> </text:span><text:span text:style-name="T5">do</text:span><text:span text:style-name="T7">es</text:span><text:span text:style-name="T5"> not affect the stack traces. </text:span></text:p>
      <text:p text:style-name="P22"/>
      <text:p text:style-name="P20">3.</text:p>
      <text:p text:style-name="P18"><text:span text:style-name="T34">In the simple programs with few statements that has been run, r</text:span>unning with a library imported (pandas) has longer runtime than running without any library imported (readline)</text:p>
      <text:p text:style-name="P3"/>
      <text:p text:style-name="P20">4.</text:p>
      <text:p text:style-name="P6">When running python code to compare 2 stack traces, the stack trace text files must be stored in different directory or renamed as running a new python code <text:span text:style-name="T26">(in this case, the compare code)</text:span> will try to overwrite and read the text file at the same time.</text:p>
      <text:p text:style-name="P6"/>
      <text:p text:style-name="P20">5.</text:p>
      <text:p text:style-name="P28"><text:span text:style-name="T8">When I ran a python code to get the number of lines of ‘</text:span><text:span text:style-name="T10">stack</text:span><text:span text:style-name="T8">.txt’ </text:span><text:span text:style-name="T9">(</text:span><text:span text:style-name="T10">15 000</text:span><text:span text:style-name="T9"> 000 lines)</text:span><text:span text:style-name="T8">, the program runs with a for loop and iterates too many times that its ‘stack.txt’ gets very large as it records all of the program atomic operations. It gets as large as </text:span><text:span text:style-name="T11">2</text:span><text:span text:style-name="T8">GB with more than 30 million lines of push/pop/… </text:span><text:span text:style-name="T9">Therefore, this is </text:span><text:span text:style-name="T10">obviously </text:span><text:span text:style-name="T9">a drawback of vpython when running small </text:span><text:span text:style-name="T24">tasks</text:span><text:span text:style-name="T9"> </text:span><text:span text:style-name="T24">multiple</text:span><text:span text:style-name="T9"> times.</text:span></text:p>
      <text:p text:style-name="P7">So, to evaluate the differences between 2 ‘vpython.txt’ files and avoid vpython generating large stack trace file, I use python version 3.8 instead.</text:p>
      <text:p text:style-name="P8"/>
      <text:p text:style-name="P21">6.</text:p>
      <text:p text:style-name="P19"><text:span text:style-name="T27">Record differences between 2 files: </text:span><text:span text:style-name="T28">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12"/>
      <text:p text:style-name="P13">7.</text:p>
      <text:p text:style-name="P30"><text:span text:style-name="T22">(Taos’s idea) </text:span><text:span text:style-name="T21">Count the total of push pop operation and </text:span><text:span text:style-name="T22">write</text:span><text:span text:style-name="T21"> to stack.txt at the end of the program. </text:span></text:p>
      <text:p text:style-name="P30"><text:span text:style-name="T22">R</text:span><text:span text:style-name="T21">ecording </text:span><text:span text:style-name="T22">stack line by line during the operation</text:span><text:span text:style-name="T21"> </text:span><text:span text:style-name="T22">is</text:span><text:span text:style-name="T21"> </text:span><text:span text:style-name="T22">slow</text:span><text:span text:style-name="T21"> (</text:span><text:span text:style-name="T22">example has been</text:span><text:span text:style-name="T21"> discussed in section 5) </text:span><text:span text:style-name="T22">as the cpu has to switch between different tasks in different memory locations </text:span><text:span text:style-name="T23">to execute the code</text:span><text:span text:style-name="T22">. Eliminating this helps to reduce a small repetitive task during the operation </text:span><text:span text:style-name="T23">and thus boost the performance</text:span><text:span text:style-name="T22">.</text:span></text:p>
      <text:p text:style-name="P13"/>
      <text:p text:style-name="P14">8.</text:p>
      <text:p text:style-name="P17">The stack trace files generated append to the exiting text file with the same name in the directory. This should be <text:span text:style-name="T29">avoided by renaming the existing stack trace files or moving them to a different directory.</text:span></text:p>
      <text:p text:style-name="P15"/>
      <text:p text:style-name="P16"/>
      <text:h text:style-name="P39" text:outline-level="2">27/1/2021 Analyze traces of running increasing dataset size</text:h>
      <text:p text:style-name="P35"><text:span text:style-name="T15">- With change in length less than 10^4, I don't see a clear relationship between the dataset length</text:span><text:span text:style-name="T25"> and push/pop.</text:span></text:p>
      <text:p text:style-name="P36"><text:span text:style-name="T15">- I think that the pandas library has been optimized for large dataset loading. Therefore, change in dataset has little effect on the number of push/pop but in exchange for the larger number of pus</text:span><text:span text:style-name="T16">h</text:span><text:span text:style-name="T15">/pop for loading library</text:span></text:p>
      <text:p text:style-name="P40">-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41"/>
      <text:h text:style-name="P37" text:outline-level="2">3/2/2022: Run again more times, add real-life examples.</text:h>
      <text:p text:style-name="P35"><text:span text:style-name="T15">- Since pop/push/sgrow/sshrink are </text:span><text:span text:style-name="T14">memory operations</text:span><text:span text:style-name="T15">, the number will fluctuate in a arbitrary way within a small margin. This also explains why the number of pop/push/sshrink/sgrow will be different between 2 machines.</text:span></text:p>
      <text:p text:style-name="P42"/>
      <text:h text:style-name="P38" text:outline-level="2">4/2/2022:</text:h>
      <text:p text:style-name="P1"/>
      <text:p text:style-name="P2"/>
      <text:p text:style-name="P2"/>
      <text:p text:style-name="P2"/>
      <text:p text:style-name="P10"/>
      <text:p text:style-name="P34">How to push code to github:</text:p>
      <text:p text:style-name="P2"/>
      <text:p text:style-name="P2">git init</text:p>
      <text:p text:style-name="P11">git add .</text:p>
      <text:p text:style-name="P29"><text:span text:style-name="T12">git commit -m "</text:span><text:span text:style-name="T13">Hello world!</text:span><text:span text:style-name="T12">"</text:span></text:p>
      <text:p text:style-name="P2">git remote add origin https://github.com/rodonguyen/vres_code_2021.git</text:p>
      <text:p text:style-name="P29"><text:span text:style-name="T17">(</text:span><text:span text:style-name="T1">git pull origin </text:span><text:span text:style-name="T18">HEAD:main</text:span><text:span text:style-name="T17">)</text:span></text:p>
      <text:p text:style-name="P2">git push origin HEAD:main</text:p>
      <text:p text:style-name="P2"/>
      <text:p text:style-name="P23"><text:span text:style-name="T30">How to </text:span><text:span text:style-name="T31">prepare and run bash script</text:span></text:p>
      <text:p text:style-name="P32"><text:span text:style-name="Source_20_Text">chmod u+x </text:span><text:span text:style-name="Source_20_Text"><text:span text:style-name="T33">bash-script</text:span></text:span><text:span text:style-name="Source_20_Text">.sh</text:span></text:p>
      <text:p text:style-name="P24"><text:span text:style-name="Source_20_Text">./</text:span><text:span text:style-name="Source_20_Text"><text:span text:style-name="T32">bash-script.sh</text:span></text:span></text:p>
      <text:p text:style-name="P24"><text:span text:style-name="Source_20_Text"/></text:p>
      <text:p text:style-name="P24"><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29</meta:editing-cycles>
    <meta:editing-duration>P3DT16H25M48S</meta:editing-duration>
    <dc:date>2022-02-03T17:35:33.787608355</dc:date>
    <meta:document-statistic meta:table-count="0" meta:image-count="0" meta:object-count="0" meta:page-count="3" meta:paragraph-count="39" meta:word-count="643" meta:character-count="3808" meta:non-whitespace-character-count="3201"/>
  </office:meta>
</office:document-meta>
</file>